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id</text:p>
          </table:table-cell>
          <table:table-cell office:value-type="string" calcext:value-type="string">
            <text:p>refno</text:p>
          </table:table-cell>
          <table:table-cell table:style-name="Default" office:value-type="string" calcext:value-type="string">
            <text:p>created_date</text:p>
          </table:table-cell>
          <table:table-cell table:style-name="Default" office:value-type="string" calcext:value-type="string">
            <text:p>modified_date</text:p>
          </table:table-cell>
          <table:table-cell office:value-type="string" calcext:value-type="string">
            <text:p>other_term</text:p>
          </table:table-cell>
          <table:table-cell table:style-name="Default" office:value-type="string" calcext:value-type="string">
            <text:p>ship_date</text:p>
          </table:table-cell>
          <table:table-cell office:value-type="string" calcext:value-type="string">
            <text:p>revenue_status</text:p>
          </table:table-cell>
          <table:table-cell office:value-type="string" calcext:value-type="string">
            <text:p>tenant_code</text:p>
          </table:table-cell>
          <table:table-cell office:value-type="string" calcext:value-type="string">
            <text:p>database_id</text:p>
          </table:table-cell>
        </table:table-row>
        <table:table-row table:style-name="ro1">
          <table:table-cell office:value-type="string" calcext:value-type="string">
            <text:p>118a725d-d18f-457e-a903-444f884bac2c</text:p>
          </table:table-cell>
          <table:table-cell office:value-type="string" calcext:value-type="string">
            <text:p>VA24100070</text:p>
          </table:table-cell>
          <table:table-cell office:value-type="date" office:date-value="2024-10-11T14:57:36" calcext:value-type="date">
            <text:p>2024-10-11T14:57:36</text:p>
          </table:table-cell>
          <table:table-cell office:value-type="date" office:date-value="2024-10-11T14:57:49" calcext:value-type="date">
            <text:p>2024-10-11T14:57:49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2ded528-1f91-44e9-b6de-0debe189e519</text:p>
          </table:table-cell>
          <table:table-cell office:value-type="string" calcext:value-type="string">
            <text:p>VA24100069</text:p>
          </table:table-cell>
          <table:table-cell office:value-type="date" office:date-value="2024-10-11T14:41:12" calcext:value-type="date">
            <text:p>2024-10-11T14:41:12</text:p>
          </table:table-cell>
          <table:table-cell office:value-type="date" office:date-value="2024-10-11T16:26:50" calcext:value-type="date">
            <text:p>2024-10-11T16:26:50</text:p>
          </table:table-cell>
          <table:table-cell/>
          <table:table-cell office:value-type="date" office:date-value="2024-10-12" calcext:value-type="date">
            <text:p>2024-10-1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f9903eb-44ae-4e7c-b0e2-6f946e68083a</text:p>
          </table:table-cell>
          <table:table-cell office:value-type="string" calcext:value-type="string">
            <text:p>VA24100068</text:p>
          </table:table-cell>
          <table:table-cell office:value-type="date" office:date-value="2024-10-11T10:28:51" calcext:value-type="date">
            <text:p>2024-10-11T10:28:51</text:p>
          </table:table-cell>
          <table:table-cell office:value-type="date" office:date-value="2024-10-11T16:26:15" calcext:value-type="date">
            <text:p>2024-10-11T16:26:15</text:p>
          </table:table-cell>
          <table:table-cell/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bd0e044-b31a-4f54-8e7d-f9670a4851b9</text:p>
          </table:table-cell>
          <table:table-cell office:value-type="string" calcext:value-type="string">
            <text:p>4520732338-002</text:p>
          </table:table-cell>
          <table:table-cell office:value-type="date" office:date-value="2024-10-11T10:03:25" calcext:value-type="date">
            <text:p>2024-10-11T10:03:25</text:p>
          </table:table-cell>
          <table:table-cell office:value-type="date" office:date-value="2024-10-11T10:03:29" calcext:value-type="date">
            <text:p>2024-10-11T10:03:29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ea2a9044-a18f-4499-96aa-45164ad90114</text:p>
          </table:table-cell>
          <table:table-cell office:value-type="string" calcext:value-type="string">
            <text:p>4520767213-001</text:p>
          </table:table-cell>
          <table:table-cell office:value-type="date" office:date-value="2024-10-11T10:02:19" calcext:value-type="date">
            <text:p>2024-10-11T10:02:19</text:p>
          </table:table-cell>
          <table:table-cell office:value-type="date" office:date-value="2024-10-11T10:02:23" calcext:value-type="date">
            <text:p>2024-10-11T10:02:23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d55c52c-bfb4-4d21-a6cb-fca14809ec55</text:p>
          </table:table-cell>
          <table:table-cell office:value-type="string" calcext:value-type="string">
            <text:p>4520657487-003</text:p>
          </table:table-cell>
          <table:table-cell office:value-type="date" office:date-value="2024-10-11T10:00:18" calcext:value-type="date">
            <text:p>2024-10-11T10:00:18</text:p>
          </table:table-cell>
          <table:table-cell office:value-type="date" office:date-value="2024-10-11T10:00:21" calcext:value-type="date">
            <text:p>2024-10-11T10:00:2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9959e22f-254d-419e-bceb-ef82a64fbc8e</text:p>
          </table:table-cell>
          <table:table-cell office:value-type="string" calcext:value-type="string">
            <text:p>VA24100067</text:p>
          </table:table-cell>
          <table:table-cell office:value-type="date" office:date-value="2024-10-11T09:27:10" calcext:value-type="date">
            <text:p>2024-10-11T09:27:10</text:p>
          </table:table-cell>
          <table:table-cell office:value-type="date" office:date-value="2024-10-11T16:26:23" calcext:value-type="date">
            <text:p>2024-10-11T16:26:23</text:p>
          </table:table-cell>
          <table:table-cell/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42287fa1-4329-451f-ba2b-fd47211ff396</text:p>
          </table:table-cell>
          <table:table-cell office:value-type="float" office:value="34221" calcext:value-type="float">
            <text:p>34221</text:p>
          </table:table-cell>
          <table:table-cell office:value-type="date" office:date-value="2024-10-11T08:47:35" calcext:value-type="date">
            <text:p>2024-10-11T08:47:35</text:p>
          </table:table-cell>
          <table:table-cell office:value-type="date" office:date-value="2024-10-11T08:47:41" calcext:value-type="date">
            <text:p>2024-10-11T08:47:41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dc7440c9-8634-440f-bdfe-0b2032003521</text:p>
          </table:table-cell>
          <table:table-cell office:value-type="string" calcext:value-type="string">
            <text:p>VA24100066</text:p>
          </table:table-cell>
          <table:table-cell office:value-type="date" office:date-value="2024-10-11T08:42:52" calcext:value-type="date">
            <text:p>2024-10-11T08:42:52</text:p>
          </table:table-cell>
          <table:table-cell office:value-type="date" office:date-value="2024-10-11T08:43:00" calcext:value-type="date">
            <text:p>2024-10-11T08:43:00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eb41fa8a-bbfa-48fb-9d39-9a7566a9b99e</text:p>
          </table:table-cell>
          <table:table-cell office:value-type="string" calcext:value-type="string">
            <text:p>VA24100065</text:p>
          </table:table-cell>
          <table:table-cell office:value-type="date" office:date-value="2024-10-10T17:22:22" calcext:value-type="date">
            <text:p>2024-10-10T17:22:22</text:p>
          </table:table-cell>
          <table:table-cell office:value-type="date" office:date-value="2024-10-11T16:27:21" calcext:value-type="date">
            <text:p>2024-10-11T16:27:21</text:p>
          </table:table-cell>
          <table:table-cell/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ec7c5b10-b6af-4318-83e5-82db14650d6d</text:p>
          </table:table-cell>
          <table:table-cell office:value-type="string" calcext:value-type="string">
            <text:p>281/10-001</text:p>
          </table:table-cell>
          <table:table-cell office:value-type="date" office:date-value="2024-10-10T15:57:05" calcext:value-type="date">
            <text:p>2024-10-10T15:57:05</text:p>
          </table:table-cell>
          <table:table-cell office:value-type="date" office:date-value="2024-10-11T10:43:11" calcext:value-type="date">
            <text:p>2024-10-11T10:43:11</text:p>
          </table:table-cell>
          <table:table-cell/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7d4346d1-d193-4aa9-a0d7-14797caa8306</text:p>
          </table:table-cell>
          <table:table-cell office:value-type="string" calcext:value-type="string">
            <text:p>VA24100063</text:p>
          </table:table-cell>
          <table:table-cell office:value-type="date" office:date-value="2024-10-10T15:28:34" calcext:value-type="date">
            <text:p>2024-10-10T15:28:34</text:p>
          </table:table-cell>
          <table:table-cell office:value-type="date" office:date-value="2024-10-11T10:42:24" calcext:value-type="date">
            <text:p>2024-10-11T10:42:24</text:p>
          </table:table-cell>
          <table:table-cell/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8fc374f-2431-4c94-a2aa-4de0c5d3deee</text:p>
          </table:table-cell>
          <table:table-cell office:value-type="string" calcext:value-type="string">
            <text:p>MA24100004</text:p>
          </table:table-cell>
          <table:table-cell office:value-type="date" office:date-value="2024-10-10T14:36:45" calcext:value-type="date">
            <text:p>2024-10-10T14:36:45</text:p>
          </table:table-cell>
          <table:table-cell office:value-type="date" office:date-value="2024-10-10T14:36:49" calcext:value-type="date">
            <text:p>2024-10-10T14:36:49</text:p>
          </table:table-cell>
          <table:table-cell office:value-type="string" calcext:value-type="string">
            <text:p>Chành xe Kim Thoa</text:p>
            <text:p>Đc chành: 1610 Võ Văn Kiệt, Phường 7, Quận 6, Tp.HCM</text:p>
            <text:p>Sđt chành xe: 0918 367 167 / 0913 149 546</text:p>
          </table:table-cell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ea4e2afb-fe2c-4f65-887c-d1d786f7c29d</text:p>
          </table:table-cell>
          <table:table-cell office:value-type="string" calcext:value-type="string">
            <text:p>VA24100062</text:p>
          </table:table-cell>
          <table:table-cell office:value-type="date" office:date-value="2024-10-10T14:14:53" calcext:value-type="date">
            <text:p>2024-10-10T14:14:53</text:p>
          </table:table-cell>
          <table:table-cell office:value-type="date" office:date-value="2024-10-10T14:14:58" calcext:value-type="date">
            <text:p>2024-10-10T14:14:58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169f9d9c-e0e0-4a3f-ac3a-8a02dddee7d5</text:p>
          </table:table-cell>
          <table:table-cell office:value-type="string" calcext:value-type="string">
            <text:p>VA24100061</text:p>
          </table:table-cell>
          <table:table-cell office:value-type="date" office:date-value="2024-10-10T14:11:55" calcext:value-type="date">
            <text:p>2024-10-10T14:11:55</text:p>
          </table:table-cell>
          <table:table-cell office:value-type="date" office:date-value="2024-10-11T10:18:54" calcext:value-type="date">
            <text:p>2024-10-11T10:18:54</text:p>
          </table:table-cell>
          <table:table-cell office:value-type="string" calcext:value-type="string">
            <text:p>giao kèm CIMA</text:p>
            <text:p/>
          </table:table-cell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0ce733b-667f-4b3e-ba0e-2aece98e68e7</text:p>
          </table:table-cell>
          <table:table-cell office:value-type="string" calcext:value-type="string">
            <text:p>VA24100060</text:p>
          </table:table-cell>
          <table:table-cell office:value-type="date" office:date-value="2024-10-10T13:39:06" calcext:value-type="date">
            <text:p>2024-10-10T13:39:06</text:p>
          </table:table-cell>
          <table:table-cell office:value-type="date" office:date-value="2024-10-11T16:26:19" calcext:value-type="date">
            <text:p>2024-10-11T16:26:19</text:p>
          </table:table-cell>
          <table:table-cell/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7d646250-305c-447d-9407-ae869847d655</text:p>
          </table:table-cell>
          <table:table-cell office:value-type="string" calcext:value-type="string">
            <text:p>VA24100058</text:p>
          </table:table-cell>
          <table:table-cell office:value-type="date" office:date-value="2024-10-10T09:33:28" calcext:value-type="date">
            <text:p>2024-10-10T09:33:28</text:p>
          </table:table-cell>
          <table:table-cell office:value-type="date" office:date-value="2024-10-11T09:39:44" calcext:value-type="date">
            <text:p>2024-10-11T09:39:44</text:p>
          </table:table-cell>
          <table:table-cell/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de68660-ac87-42b7-a429-ba57512c7eec</text:p>
          </table:table-cell>
          <table:table-cell office:value-type="string" calcext:value-type="string">
            <text:p>VA24100057</text:p>
          </table:table-cell>
          <table:table-cell office:value-type="date" office:date-value="2024-10-09T17:24:48" calcext:value-type="date">
            <text:p>2024-10-09T17:24:48</text:p>
          </table:table-cell>
          <table:table-cell office:value-type="date" office:date-value="2024-10-09T17:24:53" calcext:value-type="date">
            <text:p>2024-10-09T17:24:53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250eb0f-0ebf-4922-925a-0acca56ad7df</text:p>
          </table:table-cell>
          <table:table-cell office:value-type="string" calcext:value-type="string">
            <text:p>VA24100056</text:p>
          </table:table-cell>
          <table:table-cell office:value-type="date" office:date-value="2024-10-09T15:47:45" calcext:value-type="date">
            <text:p>2024-10-09T15:47:45</text:p>
          </table:table-cell>
          <table:table-cell office:value-type="date" office:date-value="2024-10-11T16:26:01" calcext:value-type="date">
            <text:p>2024-10-11T16:26:01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d169d754-a112-483c-b76b-7d5c3f32bfbe</text:p>
          </table:table-cell>
          <table:table-cell office:value-type="string" calcext:value-type="string">
            <text:p>VA24100055</text:p>
          </table:table-cell>
          <table:table-cell office:value-type="date" office:date-value="2024-10-09T15:26:43" calcext:value-type="date">
            <text:p>2024-10-09T15:26:43</text:p>
          </table:table-cell>
          <table:table-cell office:value-type="date" office:date-value="2024-10-11T16:25:39" calcext:value-type="date">
            <text:p>2024-10-11T16:25:39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13c648fd-e3ed-4556-bfd5-d90854bf839a</text:p>
          </table:table-cell>
          <table:table-cell office:value-type="string" calcext:value-type="string">
            <text:p>VA24100054</text:p>
          </table:table-cell>
          <table:table-cell office:value-type="date" office:date-value="2024-10-09T14:49:02" calcext:value-type="date">
            <text:p>2024-10-09T14:49:02</text:p>
          </table:table-cell>
          <table:table-cell office:value-type="date" office:date-value="2024-10-11T16:26:36" calcext:value-type="date">
            <text:p>2024-10-11T16:26:36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65c856a-5e33-414b-a9e6-47c362e36f52</text:p>
          </table:table-cell>
          <table:table-cell office:value-type="string" calcext:value-type="string">
            <text:p>091024TD-VATBD</text:p>
          </table:table-cell>
          <table:table-cell office:value-type="date" office:date-value="2024-10-09T14:32:45" calcext:value-type="date">
            <text:p>2024-10-09T14:32:45</text:p>
          </table:table-cell>
          <table:table-cell office:value-type="date" office:date-value="2024-10-11T10:15:35" calcext:value-type="date">
            <text:p>2024-10-11T10:15:35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4c69b360-0a47-482b-922e-a0d25b5bc7c0</text:p>
          </table:table-cell>
          <table:table-cell office:value-type="float" office:value="2006784" calcext:value-type="float">
            <text:p>2006784</text:p>
          </table:table-cell>
          <table:table-cell office:value-type="date" office:date-value="2024-10-09T13:37:59" calcext:value-type="date">
            <text:p>2024-10-09T13:37:59</text:p>
          </table:table-cell>
          <table:table-cell office:value-type="date" office:date-value="2024-10-09T13:38:15" calcext:value-type="date">
            <text:p>2024-10-09T13:38:1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c615711-a793-4418-b902-988dc97b95bc</text:p>
          </table:table-cell>
          <table:table-cell office:value-type="string" calcext:value-type="string">
            <text:p>VA24100053</text:p>
          </table:table-cell>
          <table:table-cell office:value-type="date" office:date-value="2024-10-09T13:09:50" calcext:value-type="date">
            <text:p>2024-10-09T13:09:50</text:p>
          </table:table-cell>
          <table:table-cell office:value-type="date" office:date-value="2024-10-11T16:26:31" calcext:value-type="date">
            <text:p>2024-10-11T16:26:31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bf67c3b2-e24a-41c7-a8de-81c05520374e</text:p>
          </table:table-cell>
          <table:table-cell office:value-type="string" calcext:value-type="string">
            <text:p>VA24100052</text:p>
          </table:table-cell>
          <table:table-cell office:value-type="date" office:date-value="2024-10-09T10:46:25" calcext:value-type="date">
            <text:p>2024-10-09T10:46:25</text:p>
          </table:table-cell>
          <table:table-cell office:value-type="date" office:date-value="2024-10-09T17:18:29" calcext:value-type="date">
            <text:p>2024-10-09T17:18:29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3cedc44b-2b06-4158-b6ad-544cb9ac3fee</text:p>
          </table:table-cell>
          <table:table-cell office:value-type="string" calcext:value-type="string">
            <text:p>VA24100051</text:p>
          </table:table-cell>
          <table:table-cell office:value-type="date" office:date-value="2024-10-09T10:44:13" calcext:value-type="date">
            <text:p>2024-10-09T10:44:13</text:p>
          </table:table-cell>
          <table:table-cell office:value-type="date" office:date-value="2024-10-09T17:15:47" calcext:value-type="date">
            <text:p>2024-10-09T17:15:47</text:p>
          </table:table-cell>
          <table:table-cell/>
          <table:table-cell office:value-type="date" office:date-value="2024-10-09" calcext:value-type="date">
            <text:p>2024-10-09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959cdba3-fd36-45ef-95da-475b40375e1c</text:p>
          </table:table-cell>
          <table:table-cell office:value-type="string" calcext:value-type="string">
            <text:p>VA24100050</text:p>
          </table:table-cell>
          <table:table-cell office:value-type="date" office:date-value="2024-10-09T10:42:14" calcext:value-type="date">
            <text:p>2024-10-09T10:42:14</text:p>
          </table:table-cell>
          <table:table-cell office:value-type="date" office:date-value="2024-10-11T16:26:28" calcext:value-type="date">
            <text:p>2024-10-11T16:26:28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9926ea2-8942-4601-a059-8c6171a93e54</text:p>
          </table:table-cell>
          <table:table-cell office:value-type="string" calcext:value-type="string">
            <text:p>VA24100049</text:p>
          </table:table-cell>
          <table:table-cell office:value-type="date" office:date-value="2024-10-09T10:30:50" calcext:value-type="date">
            <text:p>2024-10-09T10:30:50</text:p>
          </table:table-cell>
          <table:table-cell office:value-type="date" office:date-value="2024-10-09T10:32:20" calcext:value-type="date">
            <text:p>2024-10-09T10:32:20</text:p>
          </table:table-cell>
          <table:table-cell/>
          <table:table-cell office:value-type="date" office:date-value="2024-10-11" calcext:value-type="date">
            <text:p>2024-10-1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13d9caa-e2e1-43f0-b61d-f13404621167</text:p>
          </table:table-cell>
          <table:table-cell office:value-type="string" calcext:value-type="string">
            <text:p>VA24100048</text:p>
          </table:table-cell>
          <table:table-cell office:value-type="date" office:date-value="2024-10-08T15:42:19" calcext:value-type="date">
            <text:p>2024-10-08T15:42:19</text:p>
          </table:table-cell>
          <table:table-cell office:value-type="date" office:date-value="2024-10-11T16:26:46" calcext:value-type="date">
            <text:p>2024-10-11T16:26:46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13f8b37-09be-44be-847f-c3825556916a</text:p>
          </table:table-cell>
          <table:table-cell office:value-type="string" calcext:value-type="string">
            <text:p>VA24100047</text:p>
          </table:table-cell>
          <table:table-cell office:value-type="date" office:date-value="2024-10-08T14:46:00" calcext:value-type="date">
            <text:p>2024-10-08T14:46:00</text:p>
          </table:table-cell>
          <table:table-cell office:value-type="date" office:date-value="2024-10-10T17:11:03" calcext:value-type="date">
            <text:p>2024-10-10T17:11:03</text:p>
          </table:table-cell>
          <table:table-cell/>
          <table:table-cell office:value-type="date" office:date-value="2024-10-09" calcext:value-type="date">
            <text:p>2024-10-09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51da0f4-ad05-43a4-a5df-f098257f387d</text:p>
          </table:table-cell>
          <table:table-cell office:value-type="string" calcext:value-type="string">
            <text:p>VA24100046</text:p>
          </table:table-cell>
          <table:table-cell office:value-type="date" office:date-value="2024-10-08T13:21:06" calcext:value-type="date">
            <text:p>2024-10-08T13:21:06</text:p>
          </table:table-cell>
          <table:table-cell office:value-type="date" office:date-value="2024-10-11T16:26:40" calcext:value-type="date">
            <text:p>2024-10-11T16:26:40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b4aafd9-1a87-426d-8302-83557ffe838d</text:p>
          </table:table-cell>
          <table:table-cell office:value-type="string" calcext:value-type="string">
            <text:p>VA24100045</text:p>
          </table:table-cell>
          <table:table-cell office:value-type="date" office:date-value="2024-10-08T10:14:26" calcext:value-type="date">
            <text:p>2024-10-08T10:14:26</text:p>
          </table:table-cell>
          <table:table-cell office:value-type="date" office:date-value="2024-10-08T10:14:29" calcext:value-type="date">
            <text:p>2024-10-08T10:14:29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d7d622b0-ffc6-42b0-bd70-056ff632c0f3</text:p>
          </table:table-cell>
          <table:table-cell office:value-type="string" calcext:value-type="string">
            <text:p>VA24100044</text:p>
          </table:table-cell>
          <table:table-cell office:value-type="date" office:date-value="2024-10-08T09:39:57" calcext:value-type="date">
            <text:p>2024-10-08T09:39:57</text:p>
          </table:table-cell>
          <table:table-cell office:value-type="date" office:date-value="2024-10-11T14:05:02" calcext:value-type="date">
            <text:p>2024-10-11T14:05:02</text:p>
          </table:table-cell>
          <table:table-cell/>
          <table:table-cell office:value-type="date" office:date-value="2024-10-09" calcext:value-type="date">
            <text:p>2024-10-09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fdcc46e-1075-4fd5-a209-4d9ab28b4eec</text:p>
          </table:table-cell>
          <table:table-cell office:value-type="string" calcext:value-type="string">
            <text:p>3910/NLC</text:p>
          </table:table-cell>
          <table:table-cell office:value-type="date" office:date-value="2024-10-08T09:15:55" calcext:value-type="date">
            <text:p>2024-10-08T09:15:55</text:p>
          </table:table-cell>
          <table:table-cell office:value-type="date" office:date-value="2024-10-10T17:12:17" calcext:value-type="date">
            <text:p>2024-10-10T17:12:17</text:p>
          </table:table-cell>
          <table:table-cell/>
          <table:table-cell office:value-type="date" office:date-value="2024-10-09" calcext:value-type="date">
            <text:p>2024-10-09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e2d5009-dba1-41e0-8c10-74ac8efcd22e</text:p>
          </table:table-cell>
          <table:table-cell office:value-type="string" calcext:value-type="string">
            <text:p>DDH241000056</text:p>
          </table:table-cell>
          <table:table-cell office:value-type="date" office:date-value="2024-10-08T08:59:30" calcext:value-type="date">
            <text:p>2024-10-08T08:59:30</text:p>
          </table:table-cell>
          <table:table-cell office:value-type="date" office:date-value="2024-10-08T14:43:10" calcext:value-type="date">
            <text:p>2024-10-08T14:43:10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cd574c8-f1ca-41e5-90cd-59ebe887ff09</text:p>
          </table:table-cell>
          <table:table-cell office:value-type="string" calcext:value-type="string">
            <text:p>VA24100043</text:p>
          </table:table-cell>
          <table:table-cell office:value-type="date" office:date-value="2024-10-08T08:53:18" calcext:value-type="date">
            <text:p>2024-10-08T08:53:18</text:p>
          </table:table-cell>
          <table:table-cell office:value-type="date" office:date-value="2024-10-09T17:14:54" calcext:value-type="date">
            <text:p>2024-10-09T17:14:54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075ebc8-605f-4312-8f01-f05d962c3b84</text:p>
          </table:table-cell>
          <table:table-cell office:value-type="string" calcext:value-type="string">
            <text:p>PO-ELA-0168-001</text:p>
          </table:table-cell>
          <table:table-cell office:value-type="date" office:date-value="2024-10-07T13:49:58" calcext:value-type="date">
            <text:p>2024-10-07T13:49:58</text:p>
          </table:table-cell>
          <table:table-cell office:value-type="date" office:date-value="2024-10-09T09:15:18" calcext:value-type="date">
            <text:p>2024-10-09T09:15:18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10a30301-7869-4e77-96bd-738ddd377f38</text:p>
          </table:table-cell>
          <table:table-cell office:value-type="string" calcext:value-type="string">
            <text:p>VA24100042</text:p>
          </table:table-cell>
          <table:table-cell office:value-type="date" office:date-value="2024-10-07T12:31:19" calcext:value-type="date">
            <text:p>2024-10-07T12:31:19</text:p>
          </table:table-cell>
          <table:table-cell office:value-type="date" office:date-value="2024-10-09T09:21:44" calcext:value-type="date">
            <text:p>2024-10-09T09:21:44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b42333c-c836-4ae3-9892-1a8e3fc073cb</text:p>
          </table:table-cell>
          <table:table-cell office:value-type="string" calcext:value-type="string">
            <text:p>VA24100041</text:p>
          </table:table-cell>
          <table:table-cell office:value-type="date" office:date-value="2024-10-07T11:53:00" calcext:value-type="date">
            <text:p>2024-10-07T11:53:00</text:p>
          </table:table-cell>
          <table:table-cell office:value-type="date" office:date-value="2024-10-09T09:17:58" calcext:value-type="date">
            <text:p>2024-10-09T09:17:58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b007585-b402-4a42-8a5a-cf6842969951</text:p>
          </table:table-cell>
          <table:table-cell office:value-type="string" calcext:value-type="string">
            <text:p>VA24100039</text:p>
          </table:table-cell>
          <table:table-cell office:value-type="date" office:date-value="2024-10-07T10:15:38" calcext:value-type="date">
            <text:p>2024-10-07T10:15:38</text:p>
          </table:table-cell>
          <table:table-cell office:value-type="date" office:date-value="2024-10-09T17:15:26" calcext:value-type="date">
            <text:p>2024-10-09T17:15:26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6dec619-c701-4410-8538-e7a3fc8f0ef3</text:p>
          </table:table-cell>
          <table:table-cell office:value-type="string" calcext:value-type="string">
            <text:p>VA24100038</text:p>
          </table:table-cell>
          <table:table-cell office:value-type="date" office:date-value="2024-10-07T09:55:41" calcext:value-type="date">
            <text:p>2024-10-07T09:55:41</text:p>
          </table:table-cell>
          <table:table-cell office:value-type="date" office:date-value="2024-10-09T17:15:18" calcext:value-type="date">
            <text:p>2024-10-09T17:15:18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5677ef87-9e44-43f8-80b1-4804e5804754</text:p>
          </table:table-cell>
          <table:table-cell office:value-type="string" calcext:value-type="string">
            <text:p>VA24100037</text:p>
          </table:table-cell>
          <table:table-cell office:value-type="date" office:date-value="2024-10-07T09:47:58" calcext:value-type="date">
            <text:p>2024-10-07T09:47:58</text:p>
          </table:table-cell>
          <table:table-cell office:value-type="date" office:date-value="2024-10-09T09:33:36" calcext:value-type="date">
            <text:p>2024-10-09T09:33:36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c7d066f-251c-45c3-97cc-302ef477269e</text:p>
          </table:table-cell>
          <table:table-cell office:value-type="string" calcext:value-type="string">
            <text:p>VA24100036</text:p>
          </table:table-cell>
          <table:table-cell office:value-type="date" office:date-value="2024-10-07T09:45:33" calcext:value-type="date">
            <text:p>2024-10-07T09:45:33</text:p>
          </table:table-cell>
          <table:table-cell office:value-type="date" office:date-value="2024-10-08T11:17:15" calcext:value-type="date">
            <text:p>2024-10-08T11:17:15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b4618334-f757-418a-883a-fe26bfcf16a6</text:p>
          </table:table-cell>
          <table:table-cell office:value-type="string" calcext:value-type="string">
            <text:p>VA24100035</text:p>
          </table:table-cell>
          <table:table-cell office:value-type="date" office:date-value="2024-10-07T08:55:59" calcext:value-type="date">
            <text:p>2024-10-07T08:55:59</text:p>
          </table:table-cell>
          <table:table-cell office:value-type="date" office:date-value="2024-10-08T09:58:22" calcext:value-type="date">
            <text:p>2024-10-08T09:58:22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34d08ee7-2198-4558-9c6d-6fbad9957a51</text:p>
          </table:table-cell>
          <table:table-cell office:value-type="string" calcext:value-type="string">
            <text:p>VA24100034</text:p>
          </table:table-cell>
          <table:table-cell office:value-type="date" office:date-value="2024-10-07T08:38:06" calcext:value-type="date">
            <text:p>2024-10-07T08:38:06</text:p>
          </table:table-cell>
          <table:table-cell office:value-type="date" office:date-value="2024-10-08T09:59:08" calcext:value-type="date">
            <text:p>2024-10-08T09:59:08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477c85e2-68f0-4524-bae7-b160d2a3c18c</text:p>
          </table:table-cell>
          <table:table-cell office:value-type="string" calcext:value-type="string">
            <text:p>VA24100033</text:p>
          </table:table-cell>
          <table:table-cell office:value-type="date" office:date-value="2024-10-07T08:29:34" calcext:value-type="date">
            <text:p>2024-10-07T08:29:34</text:p>
          </table:table-cell>
          <table:table-cell office:value-type="date" office:date-value="2024-10-09T09:35:58" calcext:value-type="date">
            <text:p>2024-10-09T09:35:58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fbda1520-a9a9-482a-802c-56777b353480</text:p>
          </table:table-cell>
          <table:table-cell office:value-type="string" calcext:value-type="string">
            <text:p>VA24100032</text:p>
          </table:table-cell>
          <table:table-cell office:value-type="date" office:date-value="2024-10-07T08:26:38" calcext:value-type="date">
            <text:p>2024-10-07T08:26:38</text:p>
          </table:table-cell>
          <table:table-cell office:value-type="date" office:date-value="2024-10-09T17:15:11" calcext:value-type="date">
            <text:p>2024-10-09T17:15:11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1a14efe-9e2f-4fed-a70f-284cf5dbc0db</text:p>
          </table:table-cell>
          <table:table-cell office:value-type="string" calcext:value-type="string">
            <text:p>VA24100031</text:p>
          </table:table-cell>
          <table:table-cell office:value-type="date" office:date-value="2024-10-05T09:49:50" calcext:value-type="date">
            <text:p>2024-10-05T09:49:50</text:p>
          </table:table-cell>
          <table:table-cell office:value-type="date" office:date-value="2024-10-08T13:59:33" calcext:value-type="date">
            <text:p>2024-10-08T13:59:33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e76ef3ef-e80a-4a7f-9194-a8455c9c689d</text:p>
          </table:table-cell>
          <table:table-cell office:value-type="string" calcext:value-type="string">
            <text:p>PO 15,724( SAP PO)</text:p>
          </table:table-cell>
          <table:table-cell office:value-type="date" office:date-value="2024-10-05T09:22:51" calcext:value-type="date">
            <text:p>2024-10-05T09:22:51</text:p>
          </table:table-cell>
          <table:table-cell office:value-type="date" office:date-value="2024-10-09T09:16:14" calcext:value-type="date">
            <text:p>2024-10-09T09:16:14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1f0ce57a-7240-4bc8-ac6b-436af75b6df8</text:p>
          </table:table-cell>
          <table:table-cell office:value-type="string" calcext:value-type="string">
            <text:p>DH4520903522</text:p>
          </table:table-cell>
          <table:table-cell office:value-type="date" office:date-value="2024-10-04T14:37:27" calcext:value-type="date">
            <text:p>2024-10-04T14:37:27</text:p>
          </table:table-cell>
          <table:table-cell office:value-type="date" office:date-value="2024-10-05T10:26:07" calcext:value-type="date">
            <text:p>2024-10-05T10:26:07</text:p>
          </table:table-cell>
          <table:table-cell/>
          <table:table-cell office:value-type="date" office:date-value="2024-10-05" calcext:value-type="date">
            <text:p>2024-10-05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56e934bc-7a2e-4090-a24a-1c31ca3742a8</text:p>
          </table:table-cell>
          <table:table-cell office:value-type="string" calcext:value-type="string">
            <text:p>SAMPLE00024</text:p>
          </table:table-cell>
          <table:table-cell office:value-type="date" office:date-value="2024-10-04T14:04:36" calcext:value-type="date">
            <text:p>2024-10-04T14:04:36</text:p>
          </table:table-cell>
          <table:table-cell office:value-type="date" office:date-value="2024-10-04T17:02:31" calcext:value-type="date">
            <text:p>2024-10-04T17:02:31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b30c6550-5abc-4eeb-8bbd-f22c2dcbdaa5</text:p>
          </table:table-cell>
          <table:table-cell office:value-type="string" calcext:value-type="string">
            <text:p>PO0410241/CAZA</text:p>
          </table:table-cell>
          <table:table-cell office:value-type="date" office:date-value="2024-10-04T13:55:57" calcext:value-type="date">
            <text:p>2024-10-04T13:55:57</text:p>
          </table:table-cell>
          <table:table-cell office:value-type="date" office:date-value="2024-10-04T15:43:27" calcext:value-type="date">
            <text:p>2024-10-04T15:43:27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045421a-03d7-40ad-a85b-40eef714ebe3</text:p>
          </table:table-cell>
          <table:table-cell office:value-type="string" calcext:value-type="string">
            <text:p>VA24100030</text:p>
          </table:table-cell>
          <table:table-cell office:value-type="date" office:date-value="2024-10-04T13:36:06" calcext:value-type="date">
            <text:p>2024-10-04T13:36:06</text:p>
          </table:table-cell>
          <table:table-cell office:value-type="date" office:date-value="2024-10-05T11:47:06" calcext:value-type="date">
            <text:p>2024-10-05T11:47:06</text:p>
          </table:table-cell>
          <table:table-cell/>
          <table:table-cell office:value-type="date" office:date-value="2024-10-05" calcext:value-type="date">
            <text:p>2024-10-05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26246db-5936-4710-b358-f98f398882ca</text:p>
          </table:table-cell>
          <table:table-cell office:value-type="string" calcext:value-type="string">
            <text:p>MA- 2910/NLC</text:p>
          </table:table-cell>
          <table:table-cell office:value-type="date" office:date-value="2024-10-04T13:29:02" calcext:value-type="date">
            <text:p>2024-10-04T13:29:02</text:p>
          </table:table-cell>
          <table:table-cell office:value-type="date" office:date-value="2024-10-04T13:29:06" calcext:value-type="date">
            <text:p>2024-10-04T13:29:06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f6a84100-22df-4c37-a76f-962ec57bb555</text:p>
          </table:table-cell>
          <table:table-cell office:value-type="string" calcext:value-type="string">
            <text:p>VA24100029</text:p>
          </table:table-cell>
          <table:table-cell office:value-type="date" office:date-value="2024-10-04T13:27:56" calcext:value-type="date">
            <text:p>2024-10-04T13:27:56</text:p>
          </table:table-cell>
          <table:table-cell office:value-type="date" office:date-value="2024-10-08T13:57:43" calcext:value-type="date">
            <text:p>2024-10-08T13:57:43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b2795218-5a6f-4787-800a-ca3eb02c2bae</text:p>
          </table:table-cell>
          <table:table-cell office:value-type="string" calcext:value-type="string">
            <text:p>VA24100028</text:p>
          </table:table-cell>
          <table:table-cell office:value-type="date" office:date-value="2024-10-04T13:15:25" calcext:value-type="date">
            <text:p>2024-10-04T13:15:25</text:p>
          </table:table-cell>
          <table:table-cell office:value-type="date" office:date-value="2024-10-05T11:49:36" calcext:value-type="date">
            <text:p>2024-10-05T11:49:36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5b1ce95-e408-4cd9-83ef-a983d33cb4de</text:p>
          </table:table-cell>
          <table:table-cell office:value-type="string" calcext:value-type="string">
            <text:p>PO05202410.0008</text:p>
          </table:table-cell>
          <table:table-cell office:value-type="date" office:date-value="2024-10-04T12:36:32" calcext:value-type="date">
            <text:p>2024-10-04T12:36:32</text:p>
          </table:table-cell>
          <table:table-cell office:value-type="date" office:date-value="2024-10-10T09:40:46" calcext:value-type="date">
            <text:p>2024-10-10T09:40:46</text:p>
          </table:table-cell>
          <table:table-cell/>
          <table:table-cell office:value-type="date" office:date-value="2024-10-10" calcext:value-type="date">
            <text:p>2024-10-1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7b1bb3b-eff6-4d93-a892-2d11bfe8cafd</text:p>
          </table:table-cell>
          <table:table-cell office:value-type="string" calcext:value-type="string">
            <text:p>MA24100003</text:p>
          </table:table-cell>
          <table:table-cell office:value-type="date" office:date-value="2024-10-04T11:04:29" calcext:value-type="date">
            <text:p>2024-10-04T11:04:29</text:p>
          </table:table-cell>
          <table:table-cell office:value-type="date" office:date-value="2024-10-04T11:04:32" calcext:value-type="date">
            <text:p>2024-10-04T11:04:32</text:p>
          </table:table-cell>
          <table:table-cell office:value-type="string" calcext:value-type="string">
            <text:p>Chành xe Kim Thoa</text:p>
            <text:p>Đc chành: 1610 Võ Văn Kiệt, Phường 7, Quận 6, Tp.HCM</text:p>
            <text:p>Sđt chành xe: 0918 367 167 / 0913 149 546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18d5ca7-49ff-4737-8edf-8742f4bed30c</text:p>
          </table:table-cell>
          <table:table-cell office:value-type="string" calcext:value-type="string">
            <text:p>VA24100027</text:p>
          </table:table-cell>
          <table:table-cell office:value-type="date" office:date-value="2024-10-04T09:24:10" calcext:value-type="date">
            <text:p>2024-10-04T09:24:10</text:p>
          </table:table-cell>
          <table:table-cell office:value-type="date" office:date-value="2024-10-05T11:47:30" calcext:value-type="date">
            <text:p>2024-10-05T11:47:30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9640501-1927-46c0-8eab-f6da82f017f2</text:p>
          </table:table-cell>
          <table:table-cell office:value-type="string" calcext:value-type="string">
            <text:p>VA24100026</text:p>
          </table:table-cell>
          <table:table-cell office:value-type="date" office:date-value="2024-10-04T09:17:01" calcext:value-type="date">
            <text:p>2024-10-04T09:17:01</text:p>
          </table:table-cell>
          <table:table-cell office:value-type="date" office:date-value="2024-10-05T11:49:00" calcext:value-type="date">
            <text:p>2024-10-05T11:49:00</text:p>
          </table:table-cell>
          <table:table-cell office:value-type="string" calcext:value-type="string">
            <text:p>chỉnh giá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f89dd3f-4766-40bc-acd4-690595012440</text:p>
          </table:table-cell>
          <table:table-cell office:value-type="string" calcext:value-type="string">
            <text:p>VA24100025</text:p>
          </table:table-cell>
          <table:table-cell office:value-type="date" office:date-value="2024-10-04T09:06:39" calcext:value-type="date">
            <text:p>2024-10-04T09:06:39</text:p>
          </table:table-cell>
          <table:table-cell office:value-type="date" office:date-value="2024-10-04T15:42:50" calcext:value-type="date">
            <text:p>2024-10-04T15:42:50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e44760ef-7e7c-40cf-a254-b9ed04ebbcdc</text:p>
          </table:table-cell>
          <table:table-cell office:value-type="string" calcext:value-type="string">
            <text:p>VA24100024</text:p>
          </table:table-cell>
          <table:table-cell office:value-type="date" office:date-value="2024-10-04T08:22:42" calcext:value-type="date">
            <text:p>2024-10-04T08:22:42</text:p>
          </table:table-cell>
          <table:table-cell office:value-type="date" office:date-value="2024-10-08T13:52:17" calcext:value-type="date">
            <text:p>2024-10-08T13:52:17</text:p>
          </table:table-cell>
          <table:table-cell office:value-type="string" calcext:value-type="string">
            <text:p>Thanh toán trước khi giao hàng.</text:p>
            <text:p>Khách hàng tự đến lấy hoặc book grab giao hàng khách hàng tự thanh toán (sẽ báo lại sau)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03a9595-6b17-4927-b822-2abb1fe78e28</text:p>
          </table:table-cell>
          <table:table-cell office:value-type="string" calcext:value-type="string">
            <text:p>VA24100023</text:p>
          </table:table-cell>
          <table:table-cell office:value-type="date" office:date-value="2024-10-03T16:57:06" calcext:value-type="date">
            <text:p>2024-10-03T16:57:06</text:p>
          </table:table-cell>
          <table:table-cell office:value-type="date" office:date-value="2024-10-05T11:48:56" calcext:value-type="date">
            <text:p>2024-10-05T11:48:56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d3836736-63b0-4233-835e-1331c216a608</text:p>
          </table:table-cell>
          <table:table-cell office:value-type="string" calcext:value-type="string">
            <text:p>PO-ELA-0164</text:p>
          </table:table-cell>
          <table:table-cell office:value-type="date" office:date-value="2024-10-03T14:12:16" calcext:value-type="date">
            <text:p>2024-10-03T14:12:16</text:p>
          </table:table-cell>
          <table:table-cell office:value-type="date" office:date-value="2024-10-05T09:18:00" calcext:value-type="date">
            <text:p>2024-10-05T09:18:00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79a8a678-708d-407f-938a-17a7e3e57e90</text:p>
          </table:table-cell>
          <table:table-cell office:value-type="string" calcext:value-type="string">
            <text:p>VA24100022</text:p>
          </table:table-cell>
          <table:table-cell office:value-type="date" office:date-value="2024-10-03T13:34:15" calcext:value-type="date">
            <text:p>2024-10-03T13:34:15</text:p>
          </table:table-cell>
          <table:table-cell office:value-type="date" office:date-value="2024-10-09T09:13:18" calcext:value-type="date">
            <text:p>2024-10-09T09:13:18</text:p>
          </table:table-cell>
          <table:table-cell office:value-type="string" calcext:value-type="string">
            <text:p>HĐ KDG, nhãn phụ, PGH MTN</text:p>
          </table:table-cell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1cfb15b1-6186-44fb-a27c-02b00ea14a6f</text:p>
          </table:table-cell>
          <table:table-cell office:value-type="string" calcext:value-type="string">
            <text:p>VA24100021</text:p>
          </table:table-cell>
          <table:table-cell office:value-type="date" office:date-value="2024-10-03T13:05:49" calcext:value-type="date">
            <text:p>2024-10-03T13:05:49</text:p>
          </table:table-cell>
          <table:table-cell office:value-type="date" office:date-value="2024-10-05T11:49:50" calcext:value-type="date">
            <text:p>2024-10-05T11:49:50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5c82547-df09-4c0e-8e8e-aaf5ae23cc33</text:p>
          </table:table-cell>
          <table:table-cell office:value-type="string" calcext:value-type="string">
            <text:p>VA24100020</text:p>
          </table:table-cell>
          <table:table-cell office:value-type="date" office:date-value="2024-10-03T11:00:39" calcext:value-type="date">
            <text:p>2024-10-03T11:00:39</text:p>
          </table:table-cell>
          <table:table-cell office:value-type="date" office:date-value="2024-10-08T13:55:40" calcext:value-type="date">
            <text:p>2024-10-08T13:55:40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0bb6026-7cba-4a2a-9353-a1c997669dcc</text:p>
          </table:table-cell>
          <table:table-cell office:value-type="string" calcext:value-type="string">
            <text:p>VA24100019</text:p>
          </table:table-cell>
          <table:table-cell office:value-type="date" office:date-value="2024-10-03T10:32:14" calcext:value-type="date">
            <text:p>2024-10-03T10:32:14</text:p>
          </table:table-cell>
          <table:table-cell office:value-type="date" office:date-value="2024-10-05T11:49:42" calcext:value-type="date">
            <text:p>2024-10-05T11:49:42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8e31934-493b-4b64-b7e9-143281c890e3</text:p>
          </table:table-cell>
          <table:table-cell office:value-type="string" calcext:value-type="string">
            <text:p>VA24100018</text:p>
          </table:table-cell>
          <table:table-cell office:value-type="date" office:date-value="2024-10-03T08:49:01" calcext:value-type="date">
            <text:p>2024-10-03T08:49:01</text:p>
          </table:table-cell>
          <table:table-cell office:value-type="date" office:date-value="2024-10-05T11:48:09" calcext:value-type="date">
            <text:p>2024-10-05T11:48:09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a1495c9-26bd-41f3-8fc7-39dece208bd9</text:p>
          </table:table-cell>
          <table:table-cell office:value-type="string" calcext:value-type="string">
            <text:p>MA24100002</text:p>
          </table:table-cell>
          <table:table-cell office:value-type="date" office:date-value="2024-10-03T08:10:57" calcext:value-type="date">
            <text:p>2024-10-03T08:10:57</text:p>
          </table:table-cell>
          <table:table-cell office:value-type="date" office:date-value="2024-10-03T13:06:15" calcext:value-type="date">
            <text:p>2024-10-03T13:06:15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79077b1b-f3d7-47f0-a13d-fdb0ef6ee87a</text:p>
          </table:table-cell>
          <table:table-cell office:value-type="string" calcext:value-type="string">
            <text:p>VA24100017</text:p>
          </table:table-cell>
          <table:table-cell office:value-type="date" office:date-value="2024-10-03T08:07:37" calcext:value-type="date">
            <text:p>2024-10-03T08:07:37</text:p>
          </table:table-cell>
          <table:table-cell office:value-type="date" office:date-value="2024-10-03T13:09:17" calcext:value-type="date">
            <text:p>2024-10-03T13:09:17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22b4642-fb1f-453b-aab5-1dda422eb609</text:p>
          </table:table-cell>
          <table:table-cell office:value-type="string" calcext:value-type="string">
            <text:p>021024TD-VATBD</text:p>
          </table:table-cell>
          <table:table-cell office:value-type="date" office:date-value="2024-10-02T17:03:08" calcext:value-type="date">
            <text:p>2024-10-02T17:03:08</text:p>
          </table:table-cell>
          <table:table-cell office:value-type="date" office:date-value="2024-10-09T17:19:07" calcext:value-type="date">
            <text:p>2024-10-09T17:19:07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e7c4128-63cf-4a48-b17f-b7140ce97afc</text:p>
          </table:table-cell>
          <table:table-cell office:value-type="string" calcext:value-type="string">
            <text:p>MA-2404003291-001</text:p>
          </table:table-cell>
          <table:table-cell office:value-type="date" office:date-value="2024-10-02T16:46:48" calcext:value-type="date">
            <text:p>2024-10-02T16:46:48</text:p>
          </table:table-cell>
          <table:table-cell office:value-type="date" office:date-value="2024-10-03T13:07:21" calcext:value-type="date">
            <text:p>2024-10-03T13:07:21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b1b4ff5-85aa-4db6-811f-e9ea11867898</text:p>
          </table:table-cell>
          <table:table-cell office:value-type="string" calcext:value-type="string">
            <text:p>VA24100015</text:p>
          </table:table-cell>
          <table:table-cell office:value-type="date" office:date-value="2024-10-02T13:45:40" calcext:value-type="date">
            <text:p>2024-10-02T13:45:40</text:p>
          </table:table-cell>
          <table:table-cell office:value-type="date" office:date-value="2024-10-05T11:48:48" calcext:value-type="date">
            <text:p>2024-10-05T11:48:48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12a353ad-04ec-4425-b48b-86751bcc8433</text:p>
          </table:table-cell>
          <table:table-cell office:value-type="string" calcext:value-type="string">
            <text:p>VA24100014</text:p>
          </table:table-cell>
          <table:table-cell office:value-type="date" office:date-value="2024-10-02T13:40:55" calcext:value-type="date">
            <text:p>2024-10-02T13:40:55</text:p>
          </table:table-cell>
          <table:table-cell office:value-type="date" office:date-value="2024-10-02T14:59:41" calcext:value-type="date">
            <text:p>2024-10-02T14:59:41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dd27d41-974f-449c-9f47-0b60015d5474</text:p>
          </table:table-cell>
          <table:table-cell office:value-type="string" calcext:value-type="string">
            <text:p>VA24100013</text:p>
          </table:table-cell>
          <table:table-cell office:value-type="date" office:date-value="2024-10-02T09:55:56" calcext:value-type="date">
            <text:p>2024-10-02T09:55:56</text:p>
          </table:table-cell>
          <table:table-cell office:value-type="date" office:date-value="2024-10-02T15:01:23" calcext:value-type="date">
            <text:p>2024-10-02T15:01:23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39e2fc4a-6cc6-4984-9589-18c7b778c03e</text:p>
          </table:table-cell>
          <table:table-cell office:value-type="string" calcext:value-type="string">
            <text:p>VA24100012</text:p>
          </table:table-cell>
          <table:table-cell office:value-type="date" office:date-value="2024-10-02T08:14:46" calcext:value-type="date">
            <text:p>2024-10-02T08:14:46</text:p>
          </table:table-cell>
          <table:table-cell office:value-type="date" office:date-value="2024-10-03T13:57:17" calcext:value-type="date">
            <text:p>2024-10-03T13:57:17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a4c7cf8-2c29-4649-be95-54a344fdb625</text:p>
          </table:table-cell>
          <table:table-cell office:value-type="string" calcext:value-type="string">
            <text:p>APV/2409023</text:p>
          </table:table-cell>
          <table:table-cell office:value-type="date" office:date-value="2024-10-01T16:52:23" calcext:value-type="date">
            <text:p>2024-10-01T16:52:23</text:p>
          </table:table-cell>
          <table:table-cell office:value-type="date" office:date-value="2024-10-04T10:12:56" calcext:value-type="date">
            <text:p>2024-10-04T10:12:56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298e459-9488-48b2-936c-b9763832cf8f</text:p>
          </table:table-cell>
          <table:table-cell office:value-type="string" calcext:value-type="string">
            <text:p>VA24100011</text:p>
          </table:table-cell>
          <table:table-cell office:value-type="date" office:date-value="2024-10-01T15:24:35" calcext:value-type="date">
            <text:p>2024-10-01T15:24:35</text:p>
          </table:table-cell>
          <table:table-cell office:value-type="date" office:date-value="2024-10-07T17:17:17" calcext:value-type="date">
            <text:p>2024-10-07T17:17:17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163db15-a087-4dee-a5b8-1bb2a9dc6310</text:p>
          </table:table-cell>
          <table:table-cell office:value-type="string" calcext:value-type="string">
            <text:p>VA24100010</text:p>
          </table:table-cell>
          <table:table-cell office:value-type="date" office:date-value="2024-10-01T15:15:35" calcext:value-type="date">
            <text:p>2024-10-01T15:15:35</text:p>
          </table:table-cell>
          <table:table-cell office:value-type="date" office:date-value="2024-10-03T14:59:23" calcext:value-type="date">
            <text:p>2024-10-03T14:59:23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562345ec-1224-4575-bec4-eade813716a5</text:p>
          </table:table-cell>
          <table:table-cell office:value-type="string" calcext:value-type="string">
            <text:p>VA24100009</text:p>
          </table:table-cell>
          <table:table-cell office:value-type="date" office:date-value="2024-10-01T15:07:51" calcext:value-type="date">
            <text:p>2024-10-01T15:07:51</text:p>
          </table:table-cell>
          <table:table-cell office:value-type="date" office:date-value="2024-10-02T15:00:46" calcext:value-type="date">
            <text:p>2024-10-02T15:00:46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5adb0b3-007d-40ef-a7e7-5159bd6ffa53</text:p>
          </table:table-cell>
          <table:table-cell office:value-type="string" calcext:value-type="string">
            <text:p>VA24100008</text:p>
          </table:table-cell>
          <table:table-cell office:value-type="date" office:date-value="2024-10-01T14:12:11" calcext:value-type="date">
            <text:p>2024-10-01T14:12:11</text:p>
          </table:table-cell>
          <table:table-cell office:value-type="date" office:date-value="2024-10-03T14:47:29" calcext:value-type="date">
            <text:p>2024-10-03T14:47:29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eaceca9-a540-4ddf-aaaf-181895d2c0f6</text:p>
          </table:table-cell>
          <table:table-cell office:value-type="string" calcext:value-type="string">
            <text:p>784/10/24/EI</text:p>
          </table:table-cell>
          <table:table-cell office:value-type="date" office:date-value="2024-10-01T14:06:44" calcext:value-type="date">
            <text:p>2024-10-01T14:06:44</text:p>
          </table:table-cell>
          <table:table-cell office:value-type="date" office:date-value="2024-10-03T14:39:52" calcext:value-type="date">
            <text:p>2024-10-03T14:39:52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7058070-faa5-4a27-b364-f82446ebcdcb</text:p>
          </table:table-cell>
          <table:table-cell office:value-type="string" calcext:value-type="string">
            <text:p>VA24100007</text:p>
          </table:table-cell>
          <table:table-cell office:value-type="date" office:date-value="2024-10-01T13:09:59" calcext:value-type="date">
            <text:p>2024-10-01T13:09:59</text:p>
          </table:table-cell>
          <table:table-cell office:value-type="date" office:date-value="2024-10-03T13:15:50" calcext:value-type="date">
            <text:p>2024-10-03T13:15:50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5894fd6e-19cf-4da1-bb4f-1cbe2ad4d68d</text:p>
          </table:table-cell>
          <table:table-cell office:value-type="string" calcext:value-type="string">
            <text:p>VA24100006</text:p>
          </table:table-cell>
          <table:table-cell office:value-type="date" office:date-value="2024-10-01T13:04:36" calcext:value-type="date">
            <text:p>2024-10-01T13:04:36</text:p>
          </table:table-cell>
          <table:table-cell office:value-type="date" office:date-value="2024-10-03T15:05:05" calcext:value-type="date">
            <text:p>2024-10-03T15:05:05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5722bb0-30ce-4033-91dd-ecb1a093bafc</text:p>
          </table:table-cell>
          <table:table-cell office:value-type="float" office:value="15668" calcext:value-type="float">
            <text:p>15668</text:p>
          </table:table-cell>
          <table:table-cell office:value-type="date" office:date-value="2024-10-01T11:53:44" calcext:value-type="date">
            <text:p>2024-10-01T11:53:44</text:p>
          </table:table-cell>
          <table:table-cell office:value-type="date" office:date-value="2024-10-03T14:43:34" calcext:value-type="date">
            <text:p>2024-10-03T14:43:34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3aaffedd-5d64-491d-819b-253b0a6d2b8d</text:p>
          </table:table-cell>
          <table:table-cell office:value-type="float" office:value="15669" calcext:value-type="float">
            <text:p>15669</text:p>
          </table:table-cell>
          <table:table-cell office:value-type="date" office:date-value="2024-10-01T11:52:38" calcext:value-type="date">
            <text:p>2024-10-01T11:52:38</text:p>
          </table:table-cell>
          <table:table-cell office:value-type="date" office:date-value="2024-10-03T14:42:24" calcext:value-type="date">
            <text:p>2024-10-03T14:42:24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7b908ccf-0078-4e34-a521-aa2dc080eb89</text:p>
          </table:table-cell>
          <table:table-cell office:value-type="string" calcext:value-type="string">
            <text:p>VA24100005</text:p>
          </table:table-cell>
          <table:table-cell office:value-type="date" office:date-value="2024-10-01T11:30:57" calcext:value-type="date">
            <text:p>2024-10-01T11:30:57</text:p>
          </table:table-cell>
          <table:table-cell office:value-type="date" office:date-value="2024-10-03T14:38:41" calcext:value-type="date">
            <text:p>2024-10-03T14:38:41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5f436c74-f9f6-4d4d-ad6d-c371bb2b8e82</text:p>
          </table:table-cell>
          <table:table-cell office:value-type="string" calcext:value-type="string">
            <text:p>VA24100004</text:p>
          </table:table-cell>
          <table:table-cell office:value-type="date" office:date-value="2024-10-01T10:09:05" calcext:value-type="date">
            <text:p>2024-10-01T10:09:05</text:p>
          </table:table-cell>
          <table:table-cell office:value-type="date" office:date-value="2024-10-03T14:50:18" calcext:value-type="date">
            <text:p>2024-10-03T14:50:18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6de8e60-65eb-416f-b672-4fccbd5440f7</text:p>
          </table:table-cell>
          <table:table-cell office:value-type="string" calcext:value-type="string">
            <text:p>VA24100003</text:p>
          </table:table-cell>
          <table:table-cell office:value-type="date" office:date-value="2024-10-01T09:34:56" calcext:value-type="date">
            <text:p>2024-10-01T09:34:56</text:p>
          </table:table-cell>
          <table:table-cell office:value-type="date" office:date-value="2024-10-03T15:02:16" calcext:value-type="date">
            <text:p>2024-10-03T15:02:16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e55f034-ed14-4e8f-ab64-a5c5f1c66d89</text:p>
          </table:table-cell>
          <table:table-cell office:value-type="string" calcext:value-type="string">
            <text:p>VA24100002</text:p>
          </table:table-cell>
          <table:table-cell office:value-type="date" office:date-value="2024-10-01T08:44:56" calcext:value-type="date">
            <text:p>2024-10-01T08:44:56</text:p>
          </table:table-cell>
          <table:table-cell office:value-type="date" office:date-value="2024-10-11T16:27:38" calcext:value-type="date">
            <text:p>2024-10-11T16:27:38</text:p>
          </table:table-cell>
          <table:table-cell/>
          <table:table-cell office:value-type="date" office:date-value="2024-10-01" calcext:value-type="date">
            <text:p>2024-10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7e141a9-24c4-4b3f-b2d7-107cc94a1805</text:p>
          </table:table-cell>
          <table:table-cell office:value-type="string" calcext:value-type="string">
            <text:p>MA24100001</text:p>
          </table:table-cell>
          <table:table-cell office:value-type="date" office:date-value="2024-10-01T08:31:16" calcext:value-type="date">
            <text:p>2024-10-01T08:31:16</text:p>
          </table:table-cell>
          <table:table-cell office:value-type="date" office:date-value="2024-10-02T15:04:15" calcext:value-type="date">
            <text:p>2024-10-02T15:04:15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93b9e7d7-50df-4891-9848-6494c7e7dcb7</text:p>
          </table:table-cell>
          <table:table-cell office:value-type="string" calcext:value-type="string">
            <text:p>VA24100001</text:p>
          </table:table-cell>
          <table:table-cell office:value-type="date" office:date-value="2024-10-01T08:24:15" calcext:value-type="date">
            <text:p>2024-10-01T08:24:15</text:p>
          </table:table-cell>
          <table:table-cell office:value-type="date" office:date-value="2024-10-03T14:58:09" calcext:value-type="date">
            <text:p>2024-10-03T14:58:09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ac8e124-48ce-4ecb-aeee-449c4eb318ae</text:p>
          </table:table-cell>
          <table:table-cell office:value-type="string" calcext:value-type="string">
            <text:p>SAMPLE00023</text:p>
          </table:table-cell>
          <table:table-cell office:value-type="date" office:date-value="2024-09-30T14:43:57" calcext:value-type="date">
            <text:p>2024-09-30T14:43:57</text:p>
          </table:table-cell>
          <table:table-cell office:value-type="date" office:date-value="2024-10-04T17:02:33" calcext:value-type="date">
            <text:p>2024-10-04T17:02:33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f7c2a47-6fde-4c05-b509-7f3f98951191</text:p>
          </table:table-cell>
          <table:table-cell office:value-type="string" calcext:value-type="string">
            <text:p>042/09/24-VT</text:p>
          </table:table-cell>
          <table:table-cell office:value-type="date" office:date-value="2024-09-30T14:06:48" calcext:value-type="date">
            <text:p>2024-09-30T14:06:48</text:p>
          </table:table-cell>
          <table:table-cell office:value-type="date" office:date-value="2024-10-05T09:17:03" calcext:value-type="date">
            <text:p>2024-10-05T09:17:03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e204cc1a-6a50-4a45-8bf2-322baa068b4c</text:p>
          </table:table-cell>
          <table:table-cell office:value-type="string" calcext:value-type="string">
            <text:p>VA24090158</text:p>
          </table:table-cell>
          <table:table-cell office:value-type="date" office:date-value="2024-09-30T13:23:20" calcext:value-type="date">
            <text:p>2024-09-30T13:23:20</text:p>
          </table:table-cell>
          <table:table-cell office:value-type="date" office:date-value="2024-10-03T14:54:02" calcext:value-type="date">
            <text:p>2024-10-03T14:54:02</text:p>
          </table:table-cell>
          <table:table-cell office:value-type="string" calcext:value-type="string">
            <text:p>Giao chung với đơn hàng VA24090151 giúp em. Khách hàng có nhu cầu giao gấp ạ.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54d5e45-6514-41a2-beba-4ae460b18597</text:p>
          </table:table-cell>
          <table:table-cell office:value-type="string" calcext:value-type="string">
            <text:p>DDH240900181-001</text:p>
          </table:table-cell>
          <table:table-cell office:value-type="date" office:date-value="2024-09-30T11:24:26" calcext:value-type="date">
            <text:p>2024-09-30T11:24:26</text:p>
          </table:table-cell>
          <table:table-cell office:value-type="date" office:date-value="2024-10-02T15:12:15" calcext:value-type="date">
            <text:p>2024-10-02T15:12:15</text:p>
          </table:table-cell>
          <table:table-cell/>
          <table:table-cell office:value-type="date" office:date-value="2024-10-01" calcext:value-type="date">
            <text:p>2024-10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901ac69d-8aee-495e-9d8d-cada56586eee</text:p>
          </table:table-cell>
          <table:table-cell office:value-type="string" calcext:value-type="string">
            <text:p>VA24090157</text:p>
          </table:table-cell>
          <table:table-cell office:value-type="date" office:date-value="2024-09-30T10:22:16" calcext:value-type="date">
            <text:p>2024-09-30T10:22:16</text:p>
          </table:table-cell>
          <table:table-cell office:value-type="date" office:date-value="2024-09-30T14:48:43" calcext:value-type="date">
            <text:p>2024-09-30T14:48:43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beb8289-6c1c-410d-98fc-b502bbfe5918</text:p>
          </table:table-cell>
          <table:table-cell office:value-type="string" calcext:value-type="string">
            <text:p>VA24090156</text:p>
          </table:table-cell>
          <table:table-cell office:value-type="date" office:date-value="2024-09-30T10:18:49" calcext:value-type="date">
            <text:p>2024-09-30T10:18:49</text:p>
          </table:table-cell>
          <table:table-cell office:value-type="date" office:date-value="2024-09-30T14:53:01" calcext:value-type="date">
            <text:p>2024-09-30T14:53:01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659b074-e9e2-4b28-86e0-7d9baeee0fc5</text:p>
          </table:table-cell>
          <table:table-cell office:value-type="string" calcext:value-type="string">
            <text:p>VA24090155</text:p>
          </table:table-cell>
          <table:table-cell office:value-type="date" office:date-value="2024-09-30T09:04:03" calcext:value-type="date">
            <text:p>2024-09-30T09:04:03</text:p>
          </table:table-cell>
          <table:table-cell office:value-type="date" office:date-value="2024-10-01T08:41:55" calcext:value-type="date">
            <text:p>2024-10-01T08:41:55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7390c7d-d2d5-4153-8832-24f5a0fcd551</text:p>
          </table:table-cell>
          <table:table-cell office:value-type="string" calcext:value-type="string">
            <text:p>4506781589-001</text:p>
          </table:table-cell>
          <table:table-cell office:value-type="date" office:date-value="2024-09-29T12:57:40" calcext:value-type="date">
            <text:p>2024-09-29T12:57:40</text:p>
          </table:table-cell>
          <table:table-cell office:value-type="date" office:date-value="2024-10-02T13:37:45" calcext:value-type="date">
            <text:p>2024-10-02T13:37:45</text:p>
          </table:table-cell>
          <table:table-cell/>
          <table:table-cell office:value-type="date" office:date-value="2024-10-01" calcext:value-type="date">
            <text:p>2024-10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d6fb9ed-ad6c-4c55-8e2d-b07e1ebb2900</text:p>
          </table:table-cell>
          <table:table-cell office:value-type="string" calcext:value-type="string">
            <text:p>VA24090154</text:p>
          </table:table-cell>
          <table:table-cell office:value-type="date" office:date-value="2024-09-28T21:18:29" calcext:value-type="date">
            <text:p>2024-09-28T21:18:29</text:p>
          </table:table-cell>
          <table:table-cell office:value-type="date" office:date-value="2024-10-05T11:49:31" calcext:value-type="date">
            <text:p>2024-10-05T11:49:31</text:p>
          </table:table-cell>
          <table:table-cell/>
          <table:table-cell office:value-type="date" office:date-value="2024-10-01" calcext:value-type="date">
            <text:p>2024-10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dfe036c-bdec-430c-8d81-8057fb007a84</text:p>
          </table:table-cell>
          <table:table-cell office:value-type="string" calcext:value-type="string">
            <text:p>VA24090153</text:p>
          </table:table-cell>
          <table:table-cell office:value-type="date" office:date-value="2024-09-28T16:33:19" calcext:value-type="date">
            <text:p>2024-09-28T16:33:19</text:p>
          </table:table-cell>
          <table:table-cell office:value-type="date" office:date-value="2024-10-01T09:18:17" calcext:value-type="date">
            <text:p>2024-10-01T09:18:17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d0a879fe-bf39-441b-9d2d-807be63e9c11</text:p>
          </table:table-cell>
          <table:table-cell office:value-type="string" calcext:value-type="string">
            <text:p>VA24090152</text:p>
          </table:table-cell>
          <table:table-cell office:value-type="date" office:date-value="2024-09-27T16:54:27" calcext:value-type="date">
            <text:p>2024-09-27T16:54:27</text:p>
          </table:table-cell>
          <table:table-cell office:value-type="date" office:date-value="2024-09-30T14:44:52" calcext:value-type="date">
            <text:p>2024-09-30T14:44:52</text:p>
          </table:table-cell>
          <table:table-cell/>
          <table:table-cell office:value-type="date" office:date-value="2024-09-28" calcext:value-type="date">
            <text:p>2024-09-2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60e5f1c-5185-4acf-9665-4ae2425e3563</text:p>
          </table:table-cell>
          <table:table-cell office:value-type="string" calcext:value-type="string">
            <text:p>VA24090151</text:p>
          </table:table-cell>
          <table:table-cell office:value-type="date" office:date-value="2024-09-27T15:35:13" calcext:value-type="date">
            <text:p>2024-09-27T15:35:13</text:p>
          </table:table-cell>
          <table:table-cell office:value-type="date" office:date-value="2024-10-03T14:54:13" calcext:value-type="date">
            <text:p>2024-10-03T14:54:13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873f3644-3f60-4f8a-9d38-0dee3054434a</text:p>
          </table:table-cell>
          <table:table-cell office:value-type="string" calcext:value-type="string">
            <text:p>VA24090150</text:p>
          </table:table-cell>
          <table:table-cell office:value-type="date" office:date-value="2024-09-27T15:33:52" calcext:value-type="date">
            <text:p>2024-09-27T15:33:52</text:p>
          </table:table-cell>
          <table:table-cell office:value-type="date" office:date-value="2024-09-30T14:44:40" calcext:value-type="date">
            <text:p>2024-09-30T14:44:40</text:p>
          </table:table-cell>
          <table:table-cell/>
          <table:table-cell office:value-type="date" office:date-value="2024-09-28" calcext:value-type="date">
            <text:p>2024-09-2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e964ea9-3bef-4479-8621-60933b17d653</text:p>
          </table:table-cell>
          <table:table-cell office:value-type="string" calcext:value-type="string">
            <text:p>PO270924/CAZA</text:p>
          </table:table-cell>
          <table:table-cell office:value-type="date" office:date-value="2024-09-27T15:18:17" calcext:value-type="date">
            <text:p>2024-09-27T15:18:17</text:p>
          </table:table-cell>
          <table:table-cell office:value-type="date" office:date-value="2024-09-30T14:54:04" calcext:value-type="date">
            <text:p>2024-09-30T14:54:04</text:p>
          </table:table-cell>
          <table:table-cell/>
          <table:table-cell office:value-type="date" office:date-value="2024-09-28" calcext:value-type="date">
            <text:p>2024-09-2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d28397e-b6e0-4ed2-8fa9-95a8bcc94206</text:p>
          </table:table-cell>
          <table:table-cell office:value-type="string" calcext:value-type="string">
            <text:p>VA24090149</text:p>
          </table:table-cell>
          <table:table-cell office:value-type="date" office:date-value="2024-09-27T11:47:40" calcext:value-type="date">
            <text:p>2024-09-27T11:47:40</text:p>
          </table:table-cell>
          <table:table-cell office:value-type="date" office:date-value="2024-10-01T09:08:53" calcext:value-type="date">
            <text:p>2024-10-01T09:08:53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8ca926f-4a63-49f8-9a2c-83f5840f5522</text:p>
          </table:table-cell>
          <table:table-cell office:value-type="string" calcext:value-type="string">
            <text:p>250924TD-VATBD</text:p>
          </table:table-cell>
          <table:table-cell office:value-type="date" office:date-value="2024-09-27T10:57:50" calcext:value-type="date">
            <text:p>2024-09-27T10:57:50</text:p>
          </table:table-cell>
          <table:table-cell office:value-type="date" office:date-value="2024-09-30T14:53:59" calcext:value-type="date">
            <text:p>2024-09-30T14:53:59</text:p>
          </table:table-cell>
          <table:table-cell/>
          <table:table-cell office:value-type="date" office:date-value="2024-09-28" calcext:value-type="date">
            <text:p>2024-09-2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57d435ea-e60e-44f2-aa52-1e525016e973</text:p>
          </table:table-cell>
          <table:table-cell office:value-type="string" calcext:value-type="string">
            <text:p>PO01309241/CAZA -004</text:p>
          </table:table-cell>
          <table:table-cell office:value-type="date" office:date-value="2024-09-27T08:37:16" calcext:value-type="date">
            <text:p>2024-09-27T08:37:16</text:p>
          </table:table-cell>
          <table:table-cell office:value-type="date" office:date-value="2024-09-30T14:52:28" calcext:value-type="date">
            <text:p>2024-09-30T14:52:28</text:p>
          </table:table-cell>
          <table:table-cell/>
          <table:table-cell office:value-type="date" office:date-value="2024-09-27" calcext:value-type="date">
            <text:p>2024-09-2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0964c7a-f64c-427f-8f0d-462ac028408a</text:p>
          </table:table-cell>
          <table:table-cell office:value-type="string" calcext:value-type="string">
            <text:p>VA24090148</text:p>
          </table:table-cell>
          <table:table-cell office:value-type="date" office:date-value="2024-09-26T16:01:23" calcext:value-type="date">
            <text:p>2024-09-26T16:01:23</text:p>
          </table:table-cell>
          <table:table-cell office:value-type="date" office:date-value="2024-09-30T14:45:00" calcext:value-type="date">
            <text:p>2024-09-30T14:45:00</text:p>
          </table:table-cell>
          <table:table-cell/>
          <table:table-cell office:value-type="date" office:date-value="2024-09-27" calcext:value-type="date">
            <text:p>2024-09-2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2594840e-ae8f-4fec-b236-33256aaa3989</text:p>
          </table:table-cell>
          <table:table-cell office:value-type="string" calcext:value-type="string">
            <text:p>VAT23/24</text:p>
          </table:table-cell>
          <table:table-cell office:value-type="date" office:date-value="2024-09-26T10:27:39" calcext:value-type="date">
            <text:p>2024-09-26T10:27:39</text:p>
          </table:table-cell>
          <table:table-cell office:value-type="date" office:date-value="2024-09-30T14:54:12" calcext:value-type="date">
            <text:p>2024-09-30T14:54:12</text:p>
          </table:table-cell>
          <table:table-cell/>
          <table:table-cell office:value-type="date" office:date-value="2024-09-27" calcext:value-type="date">
            <text:p>2024-09-2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edd7430b-1560-41bc-8050-c2d82738e76f</text:p>
          </table:table-cell>
          <table:table-cell office:value-type="string" calcext:value-type="string">
            <text:p>4506781591- 001</text:p>
          </table:table-cell>
          <table:table-cell office:value-type="date" office:date-value="2024-09-26T10:24:20" calcext:value-type="date">
            <text:p>2024-09-26T10:24:20</text:p>
          </table:table-cell>
          <table:table-cell office:value-type="date" office:date-value="2024-10-02T13:37:34" calcext:value-type="date">
            <text:p>2024-10-02T13:37:34</text:p>
          </table:table-cell>
          <table:table-cell/>
          <table:table-cell office:value-type="date" office:date-value="2024-10-01" calcext:value-type="date">
            <text:p>2024-10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c853ccc-cfe6-433b-a3ea-8b9264f13057</text:p>
          </table:table-cell>
          <table:table-cell office:value-type="string" calcext:value-type="string">
            <text:p>4506756992- 006</text:p>
          </table:table-cell>
          <table:table-cell office:value-type="date" office:date-value="2024-09-26T10:21:16" calcext:value-type="date">
            <text:p>2024-09-26T10:21:16</text:p>
          </table:table-cell>
          <table:table-cell office:value-type="date" office:date-value="2024-10-02T13:37:58" calcext:value-type="date">
            <text:p>2024-10-02T13:37:58</text:p>
          </table:table-cell>
          <table:table-cell/>
          <table:table-cell office:value-type="date" office:date-value="2024-10-01" calcext:value-type="date">
            <text:p>2024-10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b93f0f01-8c05-4bab-8332-ce24a9c89b80</text:p>
          </table:table-cell>
          <table:table-cell office:value-type="string" calcext:value-type="string">
            <text:p>VA24090145</text:p>
          </table:table-cell>
          <table:table-cell office:value-type="date" office:date-value="2024-09-26T09:58:10" calcext:value-type="date">
            <text:p>2024-09-26T09:58:10</text:p>
          </table:table-cell>
          <table:table-cell office:value-type="date" office:date-value="2024-09-30T14:45:06" calcext:value-type="date">
            <text:p>2024-09-30T14:45:06</text:p>
          </table:table-cell>
          <table:table-cell/>
          <table:table-cell office:value-type="date" office:date-value="2024-09-27" calcext:value-type="date">
            <text:p>2024-09-2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173dcb0-38e9-40d4-a078-cdf76624924a</text:p>
          </table:table-cell>
          <table:table-cell office:value-type="string" calcext:value-type="string">
            <text:p>4506781584- 005</text:p>
          </table:table-cell>
          <table:table-cell office:value-type="date" office:date-value="2024-09-26T09:53:16" calcext:value-type="date">
            <text:p>2024-09-26T09:53:16</text:p>
          </table:table-cell>
          <table:table-cell office:value-type="date" office:date-value="2024-10-02T13:38:12" calcext:value-type="date">
            <text:p>2024-10-02T13:38:12</text:p>
          </table:table-cell>
          <table:table-cell/>
          <table:table-cell office:value-type="date" office:date-value="2024-10-01" calcext:value-type="date">
            <text:p>2024-10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b2164136-ce26-4321-b439-2b8c073a09e5</text:p>
          </table:table-cell>
          <table:table-cell office:value-type="string" calcext:value-type="string">
            <text:p>516/07/24/EI- 001</text:p>
          </table:table-cell>
          <table:table-cell office:value-type="date" office:date-value="2024-09-26T09:19:51" calcext:value-type="date">
            <text:p>2024-09-26T09:19:51</text:p>
          </table:table-cell>
          <table:table-cell office:value-type="date" office:date-value="2024-10-01T09:10:20" calcext:value-type="date">
            <text:p>2024-10-01T09:10:20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10b802c1-9a74-4a2f-b085-4e96a7d5687f</text:p>
          </table:table-cell>
          <table:table-cell office:value-type="string" calcext:value-type="string">
            <text:p>SAMPLE00022</text:p>
          </table:table-cell>
          <table:table-cell office:value-type="date" office:date-value="2024-09-26T09:03:14" calcext:value-type="date">
            <text:p>2024-09-26T09:03:14</text:p>
          </table:table-cell>
          <table:table-cell office:value-type="date" office:date-value="2024-09-30T14:43:32" calcext:value-type="date">
            <text:p>2024-09-30T14:43:32</text:p>
          </table:table-cell>
          <table:table-cell/>
          <table:table-cell office:value-type="date" office:date-value="2024-09-26" calcext:value-type="date">
            <text:p>2024-09-26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bbd8282c-015c-4467-b8bf-4ae8002df0f9</text:p>
          </table:table-cell>
          <table:table-cell office:value-type="string" calcext:value-type="string">
            <text:p>20-VAC/2024</text:p>
          </table:table-cell>
          <table:table-cell office:value-type="date" office:date-value="2024-09-25T16:12:48" calcext:value-type="date">
            <text:p>2024-09-25T16:12:48</text:p>
          </table:table-cell>
          <table:table-cell office:value-type="date" office:date-value="2024-10-09T09:23:42" calcext:value-type="date">
            <text:p>2024-10-09T09:23:42</text:p>
          </table:table-cell>
          <table:table-cell/>
          <table:table-cell office:value-type="date" office:date-value="2024-10-08" calcext:value-type="date">
            <text:p>2024-10-08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d9c4f8f-f0a4-45ec-bb4d-c27d70bc6b24</text:p>
          </table:table-cell>
          <table:table-cell office:value-type="string" calcext:value-type="string">
            <text:p>MA- 2404003283</text:p>
          </table:table-cell>
          <table:table-cell office:value-type="date" office:date-value="2024-09-25T15:49:14" calcext:value-type="date">
            <text:p>2024-09-25T15:49:14</text:p>
          </table:table-cell>
          <table:table-cell office:value-type="date" office:date-value="2024-10-03T13:07:48" calcext:value-type="date">
            <text:p>2024-10-03T13:07:48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6b01673d-df05-4b3b-97d0-00885247e5bf</text:p>
          </table:table-cell>
          <table:table-cell office:value-type="string" calcext:value-type="string">
            <text:p>IN014262</text:p>
          </table:table-cell>
          <table:table-cell office:value-type="date" office:date-value="2024-09-25T15:41:37" calcext:value-type="date">
            <text:p>2024-09-25T15:41:37</text:p>
          </table:table-cell>
          <table:table-cell office:value-type="date" office:date-value="2024-10-01T08:40:57" calcext:value-type="date">
            <text:p>2024-10-01T08:40:57</text:p>
          </table:table-cell>
          <table:table-cell/>
          <table:table-cell office:value-type="date" office:date-value="2024-09-26" calcext:value-type="date">
            <text:p>2024-09-26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b08584ca-b2f4-486f-9e4a-1e31577b159b</text:p>
          </table:table-cell>
          <table:table-cell office:value-type="string" calcext:value-type="string">
            <text:p>VA24090135</text:p>
          </table:table-cell>
          <table:table-cell office:value-type="date" office:date-value="2024-09-24T17:47:18" calcext:value-type="date">
            <text:p>2024-09-24T17:47:18</text:p>
          </table:table-cell>
          <table:table-cell office:value-type="date" office:date-value="2024-09-30T14:50:18" calcext:value-type="date">
            <text:p>2024-09-30T14:50:18</text:p>
          </table:table-cell>
          <table:table-cell/>
          <table:table-cell office:value-type="date" office:date-value="2024-09-25" calcext:value-type="date">
            <text:p>2024-09-2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a487f35a-f905-4561-8cda-3ed99a3cc23d</text:p>
          </table:table-cell>
          <table:table-cell office:value-type="string" calcext:value-type="string">
            <text:p>SAMPLE00021</text:p>
          </table:table-cell>
          <table:table-cell office:value-type="date" office:date-value="2024-09-24T11:32:22" calcext:value-type="date">
            <text:p>2024-09-24T11:32:22</text:p>
          </table:table-cell>
          <table:table-cell office:value-type="date" office:date-value="2024-09-30T14:43:40" calcext:value-type="date">
            <text:p>2024-09-30T14:43:40</text:p>
          </table:table-cell>
          <table:table-cell/>
          <table:table-cell office:value-type="date" office:date-value="2024-09-24" calcext:value-type="date">
            <text:p>2024-09-2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c1c49f5e-6c39-4277-b2db-7380ea7f097a</text:p>
          </table:table-cell>
          <table:table-cell office:value-type="string" calcext:value-type="string">
            <text:p>VA24090129</text:p>
          </table:table-cell>
          <table:table-cell office:value-type="date" office:date-value="2024-09-24T11:28:16" calcext:value-type="date">
            <text:p>2024-09-24T11:28:16</text:p>
          </table:table-cell>
          <table:table-cell office:value-type="date" office:date-value="2024-10-01T09:13:16" calcext:value-type="date">
            <text:p>2024-10-01T09:13:16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038687c6-1b15-4f4b-8703-527636269312</text:p>
          </table:table-cell>
          <table:table-cell office:value-type="string" calcext:value-type="string">
            <text:p>VA24090117</text:p>
          </table:table-cell>
          <table:table-cell office:value-type="date" office:date-value="2024-09-21T11:24:50" calcext:value-type="date">
            <text:p>2024-09-21T11:24:50</text:p>
          </table:table-cell>
          <table:table-cell office:value-type="date" office:date-value="2024-09-30T14:44:24" calcext:value-type="date">
            <text:p>2024-09-30T14:44:24</text:p>
          </table:table-cell>
          <table:table-cell/>
          <table:table-cell office:value-type="date" office:date-value="2024-09-27" calcext:value-type="date">
            <text:p>2024-09-2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4e58d7b5-4b56-4b3f-88ba-2ea3c98b86c1</text:p>
          </table:table-cell>
          <table:table-cell office:value-type="string" calcext:value-type="string">
            <text:p>VA24090085</text:p>
          </table:table-cell>
          <table:table-cell office:value-type="date" office:date-value="2024-09-16T16:55:35" calcext:value-type="date">
            <text:p>2024-09-16T16:55:35</text:p>
          </table:table-cell>
          <table:table-cell office:value-type="date" office:date-value="2024-10-02T15:19:08" calcext:value-type="date">
            <text:p>2024-10-02T15:19:08</text:p>
          </table:table-cell>
          <table:table-cell office:value-type="string" calcext:value-type="string">
            <text:p>HĐ KDG, nhãn phụ, PGH MTN</text:p>
            <text:p/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9385efe1-b023-40e9-b36a-9fb090881425</text:p>
          </table:table-cell>
          <table:table-cell office:value-type="string" calcext:value-type="string">
            <text:p>VA24090078</text:p>
          </table:table-cell>
          <table:table-cell office:value-type="date" office:date-value="2024-09-16T08:16:29" calcext:value-type="date">
            <text:p>2024-09-16T08:16:29</text:p>
          </table:table-cell>
          <table:table-cell office:value-type="date" office:date-value="2024-10-10T08:28:48" calcext:value-type="date">
            <text:p>2024-10-10T08:28:48</text:p>
          </table:table-cell>
          <table:table-cell/>
          <table:table-cell office:value-type="date" office:date-value="2024-09-16" calcext:value-type="date">
            <text:p>2024-09-16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d51f46cb-c79c-4788-83b1-f1196830e2b6</text:p>
          </table:table-cell>
          <table:table-cell office:value-type="string" calcext:value-type="string">
            <text:p>VA24090055</text:p>
          </table:table-cell>
          <table:table-cell office:value-type="date" office:date-value="2024-09-10T16:23:01" calcext:value-type="date">
            <text:p>2024-09-10T16:23:01</text:p>
          </table:table-cell>
          <table:table-cell office:value-type="date" office:date-value="2024-10-02T15:16:12" calcext:value-type="date">
            <text:p>2024-10-02T15:16:12</text:p>
          </table:table-cell>
          <table:table-cell/>
          <table:table-cell office:value-type="date" office:date-value="2024-09-12" calcext:value-type="date">
            <text:p>2024-09-1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1993f3da-cd6b-406e-a3ab-e3a52ea0fd18</text:p>
          </table:table-cell>
          <table:table-cell office:value-type="string" calcext:value-type="string">
            <text:p>VA24090052</text:p>
          </table:table-cell>
          <table:table-cell office:value-type="date" office:date-value="2024-09-10T14:01:44" calcext:value-type="date">
            <text:p>2024-09-10T14:01:44</text:p>
          </table:table-cell>
          <table:table-cell office:value-type="date" office:date-value="2024-10-08T13:31:17" calcext:value-type="date">
            <text:p>2024-10-08T13:31:17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573522ea-f405-4ab4-bf5d-1975948cb7d9</text:p>
          </table:table-cell>
          <table:table-cell office:value-type="string" calcext:value-type="string">
            <text:p>MA- 2404003126</text:p>
          </table:table-cell>
          <table:table-cell office:value-type="date" office:date-value="2024-08-30T15:08:29" calcext:value-type="date">
            <text:p>2024-08-30T15:08:29</text:p>
          </table:table-cell>
          <table:table-cell office:value-type="date" office:date-value="2024-09-30T14:53:36" calcext:value-type="date">
            <text:p>2024-09-30T14:53:36</text:p>
          </table:table-cell>
          <table:table-cell/>
          <table:table-cell office:value-type="date" office:date-value="2024-09-24" calcext:value-type="date">
            <text:p>2024-09-2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  <table:table-row table:style-name="ro1">
          <table:table-cell office:value-type="string" calcext:value-type="string">
            <text:p>ff73880a-8d3e-4d32-85ae-6363e5fe21d7</text:p>
          </table:table-cell>
          <table:table-cell office:value-type="string" calcext:value-type="string">
            <text:p>VA24080129</text:p>
          </table:table-cell>
          <table:table-cell office:value-type="date" office:date-value="2024-08-23T13:37:00" calcext:value-type="date">
            <text:p>2024-08-23T13:37:00</text:p>
          </table:table-cell>
          <table:table-cell office:value-type="date" office:date-value="2024-10-02T08:26:13" calcext:value-type="date">
            <text:p>2024-10-02T08:26:13</text:p>
          </table:table-cell>
          <table:table-cell/>
          <table:table-cell office:value-type="date" office:date-value="2024-08-24" calcext:value-type="date">
            <text:p>2024-08-24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HTAXY7</text:p>
          </table:table-cell>
          <table:table-cell office:value-type="string" calcext:value-type="string">
            <text:p>0346ba8e-e606-4f92-8d5e-3de4d460eb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vi" fo:country="V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7:15:57.912641992</meta:creation-date>
    <dc:date>2024-10-11T17:16:06.966863185</dc:date>
    <meta:editing-duration>PT10S</meta:editing-duration>
    <meta:editing-cycles>1</meta:editing-cycles>
    <meta:document-statistic meta:table-count="1" meta:cell-count="1057" meta:object-count="0"/>
    <meta:generator>LibreOffice/7.3.7.2$Linux_X86_64 LibreOffice_project/30$Build-2</meta:generator>
  </office:meta>
</office:document-meta>
</file>